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37A0000024E837A84AB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width="0.159cm" draw:marker-start-width="0.43cm" draw:marker-end-width="0.43cm" svg:stroke-opacity="100%" draw:fill-color="#ff0000" draw:opacity="40%" draw:textarea-horizontal-align="justify" draw:textarea-vertical-align="middle" draw:auto-grow-height="false" fo:min-height="0.927cm" fo:min-width="0.677cm" fo:padding-top="0.192cm" fo:padding-bottom="0.192cm" fo:padding-left="0.317cm" fo:padding-right="0.317cm" loext:decorative="false"/>
    </style:style>
    <style:style style:name="gr3" style:family="graphic" style:parent-style-name="standard">
      <style:graphic-properties draw:stroke="none" svg:stroke-width="0.159cm" draw:marker-start-width="0.43cm" draw:marker-end-width="0.43cm" svg:stroke-opacity="100%" draw:fill-color="#ff0000" draw:opacity="40%" draw:textarea-horizontal-align="justify" draw:textarea-vertical-align="middle" draw:auto-grow-height="false" fo:min-height="0.968cm" fo:min-width="4.113cm" fo:padding-top="0.192cm" fo:padding-bottom="0.192cm" fo:padding-left="0.317cm" fo:padding-right="0.317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73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0000" draw:opacity="40%"/>
      <style:paragraph-properties fo:text-align="center"/>
    </style:style>
    <style:style style:name="P3" style:family="paragraph">
      <loext:graphic-properties draw:fill="none" draw:fill-color="#ffffff"/>
      <style:text-properties fo:color="#c9211e" loext:opacity="100%" fo:font-weight="bold" style:font-weight-asian="bold" style:font-weight-complex="bold"/>
    </style:style>
    <style:style style:name="T1" style:family="text">
      <style:text-properties fo:color="#c9211e" loext:opacity="100%" fo:font-size="42pt" fo:font-weight="bold" style:font-size-asian="42pt" style:font-weight-asian="bold" style:font-size-complex="4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ibre-office-draw-template">
        <draw:frame draw:style-name="gr1" draw:text-style-name="P1" draw:layer="layout" svg:width="14.832cm" svg:height="9.832cm" svg:x="0.143cm" svg:y="0.175cm">
          <draw:image xlink:href="Pictures/100000010000037A0000024E837A84AB.png" xlink:type="simple" xlink:show="embed" xlink:actuate="onLoad" draw:mime-type="image/png">
            <text:p/>
          </draw:image>
        </draw:frame>
        <draw:custom-shape draw:style-name="gr2" draw:text-style-name="P2" draw:layer="layout" svg:width="1.853cm" svg:height="1.853cm" svg:x="0.174cm" svg:y="7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6.711cm" svg:height="1.91cm" svg:x="6.763cm" svg:y="1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624cm" svg:height="1.985cm" svg:x="1.932cm" svg:y="8.009cm">
          <draw:text-box>
            <text:p><text:span text:style-name="T1">1.</text:span></text:p>
          </draw:text-box>
        </draw:frame>
        <draw:frame draw:style-name="gr4" draw:text-style-name="P3" draw:layer="layout" svg:width="2.624cm" svg:height="1.985cm" svg:x="12.839cm" svg:y="2.263cm">
          <draw:text-box>
            <text:p><text:span text:style-name="T1">2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fo:text-align="start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1:19:51.444077902</meta:creation-date>
    <dc:title>libre-office-draw-template</dc:title>
    <meta:editing-duration>PT4M4S</meta:editing-duration>
    <meta:editing-cycles>4</meta:editing-cycles>
    <meta:generator>LibreOffice/24.2.3.2$MacOSX_AARCH64 LibreOffice_project/433d9c2ded56988e8a90e6b2e771ee4e6a5ab2ba</meta:generator>
    <meta:initial-creator>Andreas Schwenk</meta:initial-creator>
    <dc:date>2024-09-10T15:52:38.095537500</dc:date>
    <dc:creator>Andreas Schwenk</dc:creator>
    <meta:document-statistic meta:object-count="5"/>
    <meta:template xlink:type="simple" xlink:actuate="onRequest" xlink:title="libre-office-draw-template" xlink:href="../../../../../../../Library/Application%20Support/LibreOffice/4/user/template/draw/libre-office-draw-template.otg" meta:date="2024-09-10T11:19:51.318824541"/>
  </office:meta>
</office:document-meta>
</file>